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0f851d" officeooo:paragraph-rsid="000f851d"/>
    </style:style>
    <style:style style:name="P2" style:family="paragraph" style:parent-style-name="Standard">
      <style:paragraph-properties fo:text-align="justify" style:justify-single-word="false"/>
      <style:text-properties officeooo:rsid="000f851d" officeooo:paragraph-rsid="0036102d"/>
    </style:style>
    <style:style style:name="P3" style:family="paragraph" style:parent-style-name="Standard">
      <style:paragraph-properties fo:text-align="justify" style:justify-single-word="false"/>
      <style:text-properties fo:font-weight="bold" officeooo:rsid="00116342" officeooo:paragraph-rsid="00116342" style:font-weight-asian="bold" style:font-weight-complex="bold"/>
    </style:style>
    <style:style style:name="P4" style:family="paragraph" style:parent-style-name="Standard">
      <style:paragraph-properties fo:text-align="justify" style:justify-single-word="false"/>
      <style:text-properties fo:font-weight="bold" officeooo:rsid="001444b7" officeooo:paragraph-rsid="001444b7" style:font-weight-asian="bold" style:font-weight-complex="bold"/>
    </style:style>
    <style:style style:name="P5" style:family="paragraph" style:parent-style-name="Standard">
      <style:paragraph-properties fo:text-align="justify" style:justify-single-word="false"/>
      <style:text-properties fo:font-weight="bold" officeooo:rsid="00307cd2" officeooo:paragraph-rsid="00307cd2" style:font-weight-asian="bold" style:font-weight-complex="bold"/>
    </style:style>
    <style:style style:name="P6" style:family="paragraph" style:parent-style-name="Standard">
      <style:paragraph-properties fo:text-align="justify" style:justify-single-word="false"/>
      <style:text-properties fo:font-weight="bold" officeooo:rsid="00307cd2" officeooo:paragraph-rsid="003d0b37" style:font-weight-asian="bold" style:font-weight-complex="bold"/>
    </style:style>
    <style:style style:name="P7" style:family="paragraph" style:parent-style-name="Standard">
      <style:paragraph-properties fo:text-align="justify" style:justify-single-word="false"/>
      <style:text-properties fo:font-weight="bold" officeooo:rsid="0036102d" officeooo:paragraph-rsid="0036102d" style:font-weight-asian="bold" style:font-weight-complex="bold"/>
    </style:style>
    <style:style style:name="P8" style:family="paragraph" style:parent-style-name="Standard">
      <style:paragraph-properties fo:text-align="justify" style:justify-single-word="false"/>
      <style:text-properties fo:font-weight="bold" officeooo:rsid="003a4b64" officeooo:paragraph-rsid="003d0b37" style:font-weight-asian="bold" style:font-weight-complex="bold"/>
    </style:style>
    <style:style style:name="P9" style:family="paragraph" style:parent-style-name="Standard">
      <style:paragraph-properties fo:text-align="justify" style:justify-single-word="false"/>
      <style:text-properties fo:font-style="normal" fo:font-weight="normal" officeooo:rsid="0013995c" officeooo:paragraph-rsid="0013995c"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13995c" officeooo:paragraph-rsid="00280f1c"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13995c" officeooo:paragraph-rsid="002952ed"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13995c" officeooo:paragraph-rsid="002f7d20"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13995c" officeooo:paragraph-rsid="00317a11"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1444b7" officeooo:paragraph-rsid="001444b7"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1444b7" officeooo:paragraph-rsid="00254c7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1444b7" officeooo:paragraph-rsid="002dc1d8"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2146e0" officeooo:paragraph-rsid="002146e0"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317a11" officeooo:paragraph-rsid="00317a11"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227282" officeooo:paragraph-rsid="00264f3d"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07cd2" officeooo:paragraph-rsid="00307cd2"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3a4b64" officeooo:paragraph-rsid="003a4b64"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bold" officeooo:rsid="003a4b64" officeooo:paragraph-rsid="003a4b64"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bold" officeooo:rsid="003a4b64" officeooo:paragraph-rsid="00116342"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fo:font-weight="bold" officeooo:rsid="00227282" officeooo:paragraph-rsid="00307cd2"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weight="normal" officeooo:rsid="00162bc4" officeooo:paragraph-rsid="00264f3d" style:font-weight-asian="normal" style:font-weight-complex="normal"/>
    </style:style>
    <style:style style:name="P26" style:family="paragraph" style:parent-style-name="Standard">
      <style:paragraph-properties fo:text-align="justify" style:justify-single-word="false"/>
      <style:text-properties fo:font-weight="normal" officeooo:rsid="00162bc4" officeooo:paragraph-rsid="002146e0" style:font-weight-asian="normal" style:font-weight-complex="normal"/>
    </style:style>
    <style:style style:name="P27" style:family="paragraph" style:parent-style-name="Standard">
      <style:paragraph-properties fo:text-align="justify" style:justify-single-word="false"/>
      <style:text-properties fo:font-weight="normal" officeooo:rsid="001444b7" officeooo:paragraph-rsid="00317a11" style:font-weight-asian="normal" style:font-weight-complex="normal"/>
    </style:style>
    <style:style style:name="P28" style:family="paragraph" style:parent-style-name="Standard">
      <style:paragraph-properties fo:text-align="justify" style:justify-single-word="false"/>
      <style:text-properties fo:font-style="italic" fo:font-weight="normal" officeooo:rsid="003292cc" officeooo:paragraph-rsid="003292cc" style:font-style-asian="italic" style:font-weight-asian="normal" style:font-style-complex="italic" style:font-weight-complex="normal"/>
    </style:style>
    <style:style style:name="P29" style:family="paragraph" style:parent-style-name="Footnote">
      <style:text-properties officeooo:rsid="00264f3d" officeooo:paragraph-rsid="00264f3d"/>
    </style:style>
    <style:style style:name="P30" style:family="paragraph" style:parent-style-name="Footnote">
      <style:text-properties officeooo:rsid="002952ed" officeooo:paragraph-rsid="002952ed"/>
    </style:style>
    <style:style style:name="P31" style:family="paragraph" style:parent-style-name="Footnote">
      <style:text-properties officeooo:rsid="002b5573" officeooo:paragraph-rsid="002b5573"/>
    </style:style>
    <style:style style:name="P32" style:family="paragraph" style:parent-style-name="Footnote">
      <style:text-properties officeooo:rsid="00317a11" officeooo:paragraph-rsid="00317a11"/>
    </style:style>
    <style:style style:name="P33" style:family="paragraph" style:parent-style-name="Footnote">
      <style:text-properties fo:font-variant="normal" fo:text-transform="none" fo:color="#000000" fo:font-size="8pt" fo:letter-spacing="normal" fo:font-style="normal" fo:font-weight="normal" officeooo:rsid="002dc1d8" officeooo:paragraph-rsid="002dc1d8" style:font-size-asian="8pt" style:font-weight-asian="normal" style:font-size-complex="8pt" style:font-weight-complex="normal"/>
    </style:style>
    <style:style style:name="P34" style:family="paragraph" style:parent-style-name="Footnote">
      <style:text-properties fo:font-size="8pt" officeooo:rsid="003d0b37" officeooo:paragraph-rsid="003d0b37" style:font-size-asian="8pt" style:font-size-complex="8pt"/>
    </style:style>
    <style:style style:name="P35" style:family="paragraph" style:parent-style-name="Footnote">
      <style:text-properties fo:font-size="8pt" officeooo:rsid="002952ed" officeooo:paragraph-rsid="002952ed" style:font-size-asian="8pt" style:font-size-complex="8pt"/>
    </style:style>
    <style:style style:name="P36" style:family="paragraph" style:parent-style-name="Footnote">
      <style:text-properties fo:font-size="8pt" officeooo:rsid="00317a11" officeooo:paragraph-rsid="00317a11" style:font-size-asian="8pt" style:font-size-complex="8pt"/>
    </style:style>
    <style:style style:name="P37" style:family="paragraph" style:parent-style-name="Footnote">
      <style:text-properties fo:font-size="8pt" officeooo:rsid="004e6c9a" officeooo:paragraph-rsid="003d0b37" style:font-size-asian="8pt" style:font-size-complex="8pt"/>
    </style:style>
    <style:style style:name="T1" style:family="text">
      <style:text-properties officeooo:rsid="0013fae8"/>
    </style:style>
    <style:style style:name="T2" style:family="text">
      <style:text-properties fo:font-weight="bold" style:font-weight-asian="bold" style:font-weight-complex="bold"/>
    </style:style>
    <style:style style:name="T3" style:family="text">
      <style:text-properties fo:font-weight="bold" officeooo:rsid="0013fae8" style:font-weight-asian="bold" style:font-weight-complex="bold"/>
    </style:style>
    <style:style style:name="T4" style:family="text">
      <style:text-properties fo:font-weight="bold" officeooo:rsid="0036102d" style:font-weight-asian="bold" style:font-weight-complex="bold"/>
    </style:style>
    <style:style style:name="T5" style:family="text">
      <style:text-properties fo:font-style="italic" officeooo:rsid="003710c4" style:font-style-asian="italic" style:font-style-complex="italic"/>
    </style:style>
    <style:style style:name="T6" style:family="text">
      <style:text-properties fo:font-style="italic" officeooo:rsid="003de969"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f6d8a" style:font-style-asian="normal" style:font-style-complex="normal"/>
    </style:style>
    <style:style style:name="T9" style:family="text">
      <style:text-properties fo:font-style="normal" officeooo:rsid="002146e0" style:font-style-asian="normal" style:font-style-complex="normal"/>
    </style:style>
    <style:style style:name="T10" style:family="text">
      <style:text-properties fo:font-style="normal" officeooo:rsid="00227282" style:font-style-asian="normal" style:font-style-complex="normal"/>
    </style:style>
    <style:style style:name="T11" style:family="text">
      <style:text-properties fo:font-style="normal" officeooo:rsid="002321d7" style:font-style-asian="normal" style:font-style-complex="normal"/>
    </style:style>
    <style:style style:name="T12" style:family="text">
      <style:text-properties fo:font-style="normal" officeooo:rsid="00264f3d" style:font-style-asian="normal" style:font-style-complex="normal"/>
    </style:style>
    <style:style style:name="T13" style:family="text">
      <style:text-properties fo:font-style="normal" officeooo:rsid="00254c7e" style:font-style-asian="normal" style:font-style-complex="normal"/>
    </style:style>
    <style:style style:name="T14" style:family="text">
      <style:text-properties fo:font-style="normal" officeooo:rsid="003710c4" style:font-style-asian="normal" style:font-style-complex="normal"/>
    </style:style>
    <style:style style:name="T15" style:family="text">
      <style:text-properties fo:font-style="normal" officeooo:rsid="003a4b64" style:font-style-asian="normal" style:font-style-complex="normal"/>
    </style:style>
    <style:style style:name="T16" style:family="text">
      <style:text-properties fo:font-style="normal" officeooo:rsid="003cc782" style:font-style-asian="normal" style:font-style-complex="normal"/>
    </style:style>
    <style:style style:name="T17" style:family="text">
      <style:text-properties fo:font-style="normal" officeooo:rsid="003de96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e6c9a" style:font-style-asian="normal" style:font-weight-asian="normal" style:font-style-complex="normal" style:font-weight-complex="normal"/>
    </style:style>
    <style:style style:name="T20" style:family="text">
      <style:text-properties fo:font-style="normal" fo:font-weight="normal" officeooo:rsid="00d6bba4" style:font-style-asian="normal" style:font-weight-asian="normal" style:font-style-complex="normal" style:font-weight-complex="normal"/>
    </style:style>
    <style:style style:name="T21" style:family="text">
      <style:text-properties fo:font-style="normal" fo:font-weight="normal" officeooo:rsid="00317a11" style:font-style-asian="normal" style:font-weight-asian="normal" style:font-style-complex="normal" style:font-weight-complex="normal"/>
    </style:style>
    <style:style style:name="T22" style:family="text">
      <style:text-properties fo:font-style="normal" fo:font-weight="normal" officeooo:rsid="0038a5f0" style:font-style-asian="normal" style:font-weight-asian="normal" style:font-style-complex="normal" style:font-weight-complex="normal"/>
    </style:style>
    <style:style style:name="T23" style:family="text">
      <style:text-properties fo:font-style="normal" fo:font-weight="normal" officeooo:rsid="003a4b64" style:font-style-asian="normal" style:font-weight-asian="normal" style:font-style-complex="normal" style:font-weight-complex="normal"/>
    </style:style>
    <style:style style:name="T24" style:family="text">
      <style:text-properties fo:font-style="normal" fo:font-weight="normal" officeooo:rsid="003ae48f" style:font-style-asian="normal" style:font-weight-asian="normal" style:font-style-complex="normal" style:font-weight-complex="normal"/>
    </style:style>
    <style:style style:name="T25" style:family="text">
      <style:text-properties fo:font-style="normal" fo:font-weight="normal" officeooo:rsid="003cb3e1" style:font-style-asian="normal" style:font-weight-asian="normal" style:font-style-complex="normal" style:font-weight-complex="normal"/>
    </style:style>
    <style:style style:name="T26" style:family="text">
      <style:text-properties fo:font-style="normal" fo:font-weight="normal" officeooo:rsid="003cc782" style:font-style-asian="normal" style:font-weight-asian="normal" style:font-style-complex="normal" style:font-weight-complex="normal"/>
    </style:style>
    <style:style style:name="T27" style:family="text">
      <style:text-properties fo:font-style="normal" fo:font-weight="normal" officeooo:rsid="003d0b37" style:font-style-asian="normal" style:font-weight-asian="normal" style:font-style-complex="normal" style:font-weight-complex="normal"/>
    </style:style>
    <style:style style:name="T28" style:family="text">
      <style:text-properties officeooo:rsid="00254c7e"/>
    </style:style>
    <style:style style:name="T29" style:family="text">
      <style:text-properties officeooo:rsid="00280f1c"/>
    </style:style>
    <style:style style:name="T30" style:family="text">
      <style:text-properties officeooo:rsid="002952ed"/>
    </style:style>
    <style:style style:name="T31" style:family="text">
      <style:text-properties officeooo:rsid="002a6a67"/>
    </style:style>
    <style:style style:name="T32" style:family="text">
      <style:text-properties officeooo:rsid="002b5573"/>
    </style:style>
    <style:style style:name="T33" style:family="text">
      <style:text-properties officeooo:rsid="00317a11"/>
    </style:style>
    <style:style style:name="T34" style:family="text">
      <style:text-properties officeooo:rsid="0036102d"/>
    </style:style>
    <style:style style:name="T35" style:family="text">
      <style:text-properties officeooo:rsid="003710c4"/>
    </style:style>
    <style:style style:name="T36" style:family="text">
      <style:text-properties officeooo:rsid="0038a5f0"/>
    </style:style>
    <style:style style:name="T37" style:family="text">
      <style:text-properties officeooo:rsid="003cc782"/>
    </style:style>
    <style:style style:name="T38" style:family="text">
      <style:text-properties officeooo:rsid="003d0b37"/>
    </style:style>
    <style:style style:name="T39" style:family="text">
      <style:text-properties fo:font-size="8pt" style:font-size-asian="8pt" style:font-size-complex="8pt"/>
    </style:style>
    <style:style style:name="T40" style:family="text">
      <style:text-properties fo:font-size="8pt" officeooo:rsid="002dc1d8" style:font-size-asian="8pt" style:font-size-complex="8pt"/>
    </style:style>
    <style:style style:name="T41" style:family="text">
      <style:text-properties fo:font-size="8pt" fo:font-style="normal" fo:font-weight="normal" style:font-size-asian="8pt" style:font-style-asian="normal" style:font-weight-asian="normal" style:font-size-complex="8pt" style:font-style-complex="normal" style:font-weight-complex="normal"/>
    </style:style>
    <style:style style:name="T42" style:family="text">
      <style:text-properties fo:font-size="8pt" fo:font-style="italic" style:font-size-asian="8pt" style:font-style-asian="italic" style:font-size-complex="8pt" style:font-style-complex="italic"/>
    </style:style>
    <style:style style:name="T43" style:family="text">
      <style:text-properties officeooo:rsid="004ff2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rrorism has dominated and to some extent limited the public discussion</text:span> restrictio<text:span text:style-name="T34">n</text:span> of household chemicals. <text:span text:style-name="T34">Fertilisers were used frequently by the IRA, while peroxides formed the basis of more recent al-Qaeda-linked improvised explosives made in the UK. In November 2013 two government consultations solicited responses about proposed controls on a selection of household chemicals that are used legitimately in hobbies but are also implicated in harmful activities. </text:span></text:p>
      <text:p text:style-name="P7"/>
      <text:p text:style-name="P2"><text:span text:style-name="T4">In anticipation of the report resulting from that consultation, this POSTNote reviews the role of household chemicals </text:span><text:span text:style-name="T3">in </text:span><text:span text:style-name="T4">acid attacks, </text:span><text:span text:style-name="T3">solvent abuse </text:span><text:span text:style-name="T4">and suicide</text:span><text:span text:style-name="T2">.</text:span> </text:p>
      <text:p text:style-name="P1"/>
      <text:p text:style-name="P4">Acid attacks</text:p>
      <text:p text:style-name="P27">Attacks on people with acid or other corrosive fluid <text:span text:style-name="T17">have more than doubled in the past six years</text:span>.<text:note text:id="ftn1" text:note-class="footnote"><text:note-citation>1</text:note-citation><text:note-body><text:p text:style-name="P31"><text:span text:style-name="T39">Laura </text:span><text:span text:style-name="T40">Donnelley</text:span><text:span text:style-name="T39">, (2013) "Number of UK attacks involving acid and other corrosive substances soars", <text:s/></text:span><text:span text:style-name="T42">The Telegraph</text:span><text:span text:style-name="T39"> 12.08.2013 </text:span><text:a xlink:type="simple" xlink:href="http://www.telegraph.co.uk/health/healthnews/10238174/Number-of-UK-attacks-involving-acid-and-other-corrosive-substances-soars.html"><text:span text:style-name="T39">http://www.telegraph.co.uk/health/healthnews/10238174/Number-of-UK-attacks-involving-acid-and-other-corrosive-substances-soars.html</text:span></text:a><text:span text:style-name="T39"> </text:span></text:p></text:note-body></text:note> <text:span text:style-name="T37">The type and source of acid varies. Sulphuric acid could be from car batteries, or in drain cleaner. A</text:span><text:span text:style-name="T13">ttackers have been known to concoct their own acids.</text:span><text:span text:style-name="T13"><text:note text:id="ftn2" text:note-class="footnote"><text:note-citation>2</text:note-citation><text:note-body><text:p text:style-name="P33">Ex-soldier in acid case was 'Jekyll and Hyde'. The Times (London) 22.10.1986, pg 3; Issue 62595</text:p></text:note-body></text:note></text:span><text:span text:style-name="T13"> </text:span><text:span text:style-name="T16">H</text:span><text:span text:style-name="T14">ydrochloric acid, </text:span><text:span text:style-name="T16">used as drain cleaner</text:span><text:span text:style-name="T14"> is a part 2 poison, meaning that their sale is already restricted.</text:span></text:p>
      <text:p text:style-name="P14"/>
      <text:p text:style-name="P16">This type of attack is usually one individual attacking another, most often known to them, rather than an indiscriminate <text:span text:style-name="T33">attack on a stranger or a mass of people</text:span>. The physical and mental effects are long lasting and serious. <text:span text:style-name="T31">Media coverage of acid attacks may contribute to copy-cat acts, with the acid attack survivor and TV presenter Katie Piper being cited as inspiration for a 2012 attack in Dagenham.</text:span><text:span text:style-name="T31"><text:note text:id="ftn3" text:note-class="footnote"><text:note-citation>3</text:note-citation><text:note-body><text:p text:style-name="P31"><text:span text:style-name="T39">Mary Konye's row with Naomi Oni led to acid attack, 23.01.2014 </text:span><text:a xlink:type="simple" xlink:href="http://www.bbc.co.uk/news/uk-england-london-25840681"><text:span text:style-name="T39">http://www.bbc.co.uk/news/uk-england-london-25840681</text:span></text:a><text:span text:style-name="T39"> </text:span></text:p></text:note-body></text:note></text:span></text:p>
      <text:p text:style-name="P16"/>
      <text:p text:style-name="P18">NHS experts suggest that the prevalence of acid attacks abroad in India <text:span text:style-name="T35">and</text:span> Bangladesh have knock on effects here, with rising levels of UK assaults occurring within Asian communities.<text:note text:id="ftn4" text:note-class="footnote"><text:note-citation>4</text:note-citation><text:note-body><text:p text:style-name="P36">Laura Donnelly (2013)</text:p></text:note-body></text:note></text:p>
      <text:p text:style-name="P14"/>
      <text:p text:style-name="P15">Corrosive chemicals can also be used to vandalise property<text:note text:id="ftn5" text:note-class="footnote"><text:note-citation>5</text:note-citation><text:note-body><text:p text:style-name="P32"><text:span text:style-name="T39">Acid attack on 26 cars at Bangor dealership, 31.01.2014 </text:span><text:a xlink:type="simple" xlink:href="http://www.bbc.co.uk/news/uk-northern-ireland-25985012"><text:span text:style-name="T39">http://www.bbc.co.uk/news/uk-northern-ireland-25985012</text:span></text:a><text:span text:style-name="T39"> </text:span></text:p></text:note-body></text:note> <text:span text:style-name="T33">which causes distress and financial loss</text:span>. <text:span text:style-name="T33">T</text:span>here are no effective controls to prevent this. Changing the preparation (e.g. to solid or gel) or <text:span text:style-name="T33">altering the </text:span>packaging <text:span text:style-name="T33">that makes the products safe and easy to use in legitimate situations</text:span> to account for such a minority abuse of the chemicals would be an unreasonable adaptation. <text:span text:style-name="T28">These are premeditated attacks, not opportunistic, so the perpetrators would be unlikely to be deterred by an acid that required more preparation. </text:span></text:p>
      <text:p text:style-name="P1"/>
      <text:p text:style-name="P3">Solvent abuse</text:p>
      <text:p text:style-name="P10">Solvent abuse is as prevalent today as it has always been, however, it does not <text:span text:style-name="T29">carry the 'glamour' of classified drugs nor </text:span>receive<text:span text:style-name="T29">s</text:span> the same publicity.</text:p>
      <text:p text:style-name="P10"/>
      <text:p text:style-name="P12"><text:span text:style-name="T29">Adhesives, Tippex, paint thinners, varnish, lighter fluid, petrol, and </text:span>aerosols <text:span text:style-name="T29">such as cosmetics products</text:span> <text:span text:style-name="T29">are abused for an instant, short-lived high. Solvents are responsible for approximately 50 deaths annually in England and Wales.</text:span><text:span text:style-name="T29"><text:note text:id="ftn6" text:note-class="footnote"><text:note-citation>6</text:note-citation><text:note-body><text:p text:style-name="P30"><text:a xlink:type="simple" xlink:href="http://www.sgul.ac.uk/media/news-archive/2012/annual-deaths-from-solvent-abuse-in-the-uk-rise-from-38-to-46"><text:span text:style-name="T39">http://www.sgul.ac.uk/media/news-archive/2012/annual-deaths-from-solvent-abuse-in-the-uk-rise-from-38-to-46</text:span></text:a><text:span text:style-name="T39"> </text:span></text:p></text:note-body></text:note></text:span><text:span text:style-name="T29"> Their low price and ready availability in homes makes solvents attractive, especially to young users. </text:span></text:p>
      <text:p text:style-name="P12"/>
      <text:p text:style-name="P12"><text:span text:style-name="T36">Data from work carried out in UK prisons indicates that solvent abuse is especially prevalent amongst the traveller community and also very prevalent in migrants from the "Eastern bloc" countries, but is generally described by inmates undergoing addiction counselling as something they did in the past, rather than their current substance of choice.</text:span><text:span text:style-name="T36"><text:note text:id="ftn7" text:note-class="footnote"><text:note-citation>7</text:note-citation><text:note-body><text:p text:style-name="P35">Personal Communication, A.Rushmore kickthehabitwithme.co.uk Drug and Alcohol Counsellor</text:p></text:note-body></text:note></text:span><text:span text:style-name="T36"> </text:span><text:s/></text:p>
      <text:p text:style-name="P10"/>
      <text:p text:style-name="P11"><text:span text:style-name="T29">Legislation specific to solvents exists and goes some way to preventing harm. The Intoxicating Substance Act 1985- Supply is widely used to prosecute shop keepers for selling solvents to individuals under 18 years of age. Aerosol m</text:span>anufacturers <text:span text:style-name="T36">are </text:span>seeking out alternative <text:span text:style-name="T30">propellants</text:span> <text:span text:style-name="T30">aim to </text:span>reduce th<text:span text:style-name="T1">e incidence and profile of problematic solvent abuse and the tragic deaths that accompany it</text:span>. </text:p>
      <text:p text:style-name="P9"/>
      <text:p text:style-name="P13">The recent patenting of an aerosol valve that uses compressed air instead of a solvent based propellant, and harnesses the turbulence in the container, provides yet another route by which <text:soft-page-break/>this possible danger <text:span text:style-name="T36">associated with</text:span> household chemicals can be reduced.<text:note text:id="ftn8" text:note-class="footnote"><text:note-citation>8</text:note-citation><text:note-body><text:p text:style-name="P32"><text:span text:style-name="T39">Eco-Valve, Spray Research Group, University of Salford </text:span><text:a xlink:type="simple" xlink:href="http://www.salvalco.com/"><text:span text:style-name="T41">http://www.salvalco.com/</text:span></text:a><text:span text:style-name="T41"> </text:span></text:p></text:note-body></text:note></text:p>
      <text:p text:style-name="P23"/>
      <text:p text:style-name="P22">Suicides</text:p>
      <text:p text:style-name="P26"><text:span text:style-name="T9">Chemical suicides, also called </text:span><text:span text:style-name="T8">"detergent </text:span><text:span text:style-name="T7">suicide</text:span><text:span text:style-name="T9">s" use household chemicals to produce poison gases, usually </text:span><text:span text:style-name="T8">hydrogen s</text:span><text:span text:style-name="T9">ulphide or hydrogen cyanide, in a confined space. The worldwide spread of this trend has been traced from </text:span><text:span text:style-name="T7">Japan </text:span><text:span text:style-name="T9">2008</text:span><text:span text:style-name="T7"> via internet forums, </text:span><text:span text:style-name="T9">resulting in the first UK case in 2010,</text:span><text:span text:style-name="T9"><text:note text:id="ftn9" text:note-class="footnote"><text:note-citation>9</text:note-citation><text:note-body><text:p text:style-name="P29"><text:span text:style-name="T39">Inside the chilling world of suicide forums 26.10.2010 </text:span><text:a xlink:type="simple" xlink:href="http://www.mirror.co.uk/news/world-news/inside-the-chilling-world-of-suicide-forums-1692606"><text:span text:style-name="T39">http://www.mirror.co.uk/news/world-news/inside-the-chilling-world-of-suicide-forums-1692606</text:span></text:a><text:span text:style-name="T39"> </text:span></text:p></text:note-body></text:note></text:span><text:span text:style-name="T9"> </text:span><text:span text:style-name="T12">with others following</text:span><text:span text:style-name="T9">.</text:span><text:span text:style-name="T9"><text:note text:id="ftn10" text:note-class="footnote"><text:note-citation>10</text:note-citation><text:note-body><text:p text:style-name="P29"><text:span text:style-name="T39">Couple killed after cyanide pact at luxury hotel 02.08.2013 </text:span><text:a xlink:type="simple" xlink:href="http://www.heraldscotland.com/news/home-news/couple-killed-after-cyanide-suicide-pact-at-luxury-hotel.21759163"><text:span text:style-name="T39">http://www.heraldscotland.com/news/home-news/couple-killed-after-cyanide-suicide-pact-at-luxury-hotel.21759163</text:span></text:a><text:span text:style-name="T39"> </text:span></text:p></text:note-body></text:note></text:span><text:span text:style-name="T9"> Although some users post warning signs, this method has the potential to poison first responders and people living nearby.</text:span><text:span text:style-name="T9"><text:note text:id="ftn11" text:note-class="footnote"><text:note-citation>11</text:note-citation><text:note-body><text:p text:style-name="P29"><text:span text:style-name="T39">Chemical Suicides </text:span><text:a xlink:type="simple" xlink:href="http://www.regionviiems.com/forms/SCC%20CE%20Feb%2012.pdf"><text:span text:style-name="T39">http://www.regionviiems.com/forms/SCC%20CE%20Feb%2012.pdf</text:span></text:a><text:span text:style-name="T39"> </text:span></text:p></text:note-body></text:note></text:span></text:p>
      <text:p text:style-name="P17"/>
      <text:p text:style-name="P19">The volumes required are the same as for normal household or garden use, so purchasing unusual quantities are not a precursor to this type of use. There may be a combination of items purchased that could trigger a warning, but would result in many false positives, reducing the effectiveness of the warning. </text:p>
      <text:p text:style-name="P19"/>
      <text:p text:style-name="P25"><text:span text:style-name="T10">It is likely that this method will continue to increase in prevalence through its coverage in news media, ready availability </text:span><text:span text:style-name="T12">of chemicals and information </text:span><text:span text:style-name="T10">to anyone searching </text:span><text:span text:style-name="T11">online </text:span><text:span text:style-name="T10">for information </text:span><text:span text:style-name="T11">of this type</text:span><text:span text:style-name="T10">. Media handling of instances has on the whole been sensitive </text:span><text:span text:style-name="T11">and</text:span><text:span text:style-name="T10"> responsible </text:span><text:span text:style-name="T12">and followed best practice guidelines to reduce copy-cat actions.</text:span><text:span text:style-name="T10"><text:note text:id="ftn12" text:note-class="footnote"><text:note-citation>12</text:note-citation><text:note-body><text:p text:style-name="P29"><text:span text:style-name="T39">Samaritans, Best Practice Suicide Reporting Tips </text:span><text:a xlink:type="simple" xlink:href="http://www.samaritans.org/media-centre/media-guidelines-reporting-suicide/advice-journalists-suicide-reporting-dos-and-donts"><text:span text:style-name="T39">http://www.samaritans.org/media-centre/media-guidelines-reporting-suicide/advice-journalists-suicide-reporting-dos-and-donts</text:span></text:a><text:span text:style-name="T39"> </text:span></text:p></text:note-body></text:note></text:span><text:span text:style-name="T10"> </text:span></text:p>
      <text:p text:style-name="P24"/>
      <text:p text:style-name="P5"><text:span text:style-name="T10">P</text:span><text:span text:style-name="T7">revention </text:span><text:span text:style-name="T15">through restriction of sales</text:span></text:p>
      <text:p text:style-name="P5"><text:span text:style-name="T18">Among the controls or restrictions </text:span><text:span text:style-name="T25">considered in amendments to the precurrsors and poisons regulation</text:span><text:span text:style-name="T18"> </text:span><text:span text:style-name="T25">are </text:span><text:span text:style-name="T18">a licence to obtain chemicals and recording the name and address of those who purchased chemicals listed as potentially problematic. Neither these controls, in the form of having to sign a poisons register before buying chemicals that were on the Poisons List, </text:span><text:span text:style-name="T23">or</text:span><text:span text:style-name="T18"> requiring what was termed a Householders Certificate, have been infallible before. People determined to obtain a substance have no qualms about providing a false name and address, they may even have documentation to the effect. </text:span><text:span text:style-name="T25">The poisons register merely records sales, it does not prevent misuse.</text:span></text:p>
      <text:p text:style-name="P20"/>
      <text:p text:style-name="P6"><text:span text:style-name="T21">A</text:span><text:span text:style-name="T22">ny</text:span><text:span text:style-name="T21"> licence to obtain chemicals must be carefully administered </text:span><text:span text:style-name="T22">in order to be meaningful.</text:span><text:span text:style-name="T21"> </text:span><text:span text:style-name="T22">T</text:span><text:span text:style-name="T18">he Householders Certificate, </text:span><text:span text:style-name="T22">which was publicised in response to preventing the sale of the agricultural strength herbicide paraquat</text:span><text:span text:style-name="T18"> </text:span><text:span text:style-name="T22">to domestic users and the fatal poisonings associated with domestic storage, </text:span><text:span text:style-name="T18">proved ineffective </text:span><text:span text:style-name="T22">at preventing sales. </text:span><text:span text:style-name="T18"><text:s/></text:span><text:span text:style-name="T22">A</text:span><text:span text:style-name="T18">lthough it sounded deterrent,</text:span><text:span text:style-name="T22"> </text:span><text:span text:style-name="T20">'</text:span><text:span text:style-name="T19">all householders are authorised to give certificates certifying a person to be one to whom a poison may properly be sold</text:span><text:span text:style-name="T20">'</text:span><text:span text:style-name="T20"><text:note text:id="ftn13" text:note-class="footnote"><text:note-citation>13</text:note-citation><text:note-body><text:p text:style-name="P37"><text:span text:style-name="T38">National Archives, Kew, </text:span>HO 305/32, Letter from R Kendall to GR Waters, <text:span text:style-name="T43">22.01.74</text:span></text:p></text:note-body></text:note></text:span><text:span text:style-name="T20"> </text:span><text:span text:style-name="T18">meaning anybody could obtain one quite easily. </text:span><text:span text:style-name="T26">The new licence described involves background checks, which could become a costly administrative burden and could damage the reputation if </text:span><text:span text:style-name="T27">a licence is granted to someone who then misuses the poisons.</text:span><text:span text:style-name="T27"><text:note text:id="ftn14" text:note-class="footnote"><text:note-citation>14</text:note-citation><text:note-body><text:p text:style-name="P34">Impact Assessment: Proposed changes to the Poisons Act 1972, Poisons Rules 1982, Poisons List 1982 and associated amendments</text:p></text:note-body></text:note></text:span></text:p>
      <text:p text:style-name="P20"/>
      <text:p text:style-name="P21">Advice given to businesses on identifying suspicious customer behaviour includes 'not a regular type of customer', avoids questions and unwilling to share their plans for the product, refusal of suitable alternatives, insistent on paying cash. These behaviours may be seen any day, with any form of product, from people who have no plans to use them for harm but retailers have a responsibility to be aware. </text:p>
      <text:p text:style-name="P21"/>
      <text:p text:style-name="P8"><text:span text:style-name="T18">Where household chemicals can be bought online </text:span><text:span text:style-name="T27">and </text:span><text:span text:style-name="T24">relatively anonymously </text:span><text:span text:style-name="T18">in bulk, </text:span><text:span text:style-name="T24">or in particular combinations,</text:span><text:span text:style-name="T18"> software surveillance solutions could </text:span><text:span text:style-name="T24">trigger warnings for prevention officers.</text:span></text:p>
      <text:p text:style-name="P2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6:42:44.360937000</meta:creation-date>
    <dc:date>2014-05-23T09:15:33.955015000</dc:date>
    <meta:editing-duration>PT14H51M18S</meta:editing-duration>
    <meta:editing-cycles>17</meta:editing-cycles>
    <meta:generator>LibreOffice/4.1.4.2$MacOSX_x86 LibreOffice_project/0a0440ccc0227ad9829de5f46be37cfb6edcf72</meta:generator>
    <meta:document-statistic meta:table-count="0" meta:image-count="0" meta:object-count="0" meta:page-count="2" meta:paragraph-count="36" meta:word-count="1188" meta:character-count="8461" meta:non-whitespace-character-count="7288"/>
  </office:meta>
</office:document-meta>
</file>